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B00000043F51380998DB7C998C.png" manifest:media-type="image/png"/>
  <manifest:file-entry manifest:full-path="Pictures/10000201000005A30000036786D6592A9D4F1723.png" manifest:media-type="image/png"/>
  <manifest:file-entry manifest:full-path="Pictures/100000000000021A000000EB6285872D98976191.jpg" manifest:media-type="image/jpeg"/>
  <manifest:file-entry manifest:full-path="Pictures/1000020100000425000003560D4E0BA032027042.png" manifest:media-type="image/pn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2.883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5.623cm" svg:y="16.002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9.886cm" svg:height="4.318cm" svg:x="4.064cm" svg:y="14.986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25.146cm" svg:height="2.883cm" svg:x="1.016cm" svg:y="0.673cm" presentation:class="title" presentation:user-transformed="true">
          <draw:text-box>
            <text:p text:style-name="P2"><text:span text:style-name="T1">MECATRÓNICA</text:span></text:p>
          </draw:text-box>
        </draw:frame>
        <draw:frame draw:style-name="gr2" draw:text-style-name="P2" draw:layer="layout" svg:width="12.954cm" svg:height="10.427cm" svg:x="2.54cm" svg:y="3.902cm">
          <draw:image xlink:href="Pictures/1000020100000425000003560D4E0BA032027042.png" xlink:type="simple" xlink:show="embed" xlink:actuate="onLoad" loext:mime-type="image/png">
            <text:p/>
          </draw:image>
        </draw:frame>
        <draw:frame draw:style-name="gr2" draw:text-style-name="P2" draw:layer="layout" svg:width="8.128cm" svg:height="4.906cm" svg:x="15.748cm" svg:y="4.572cm">
          <draw:image xlink:href="Pictures/10000201000005A30000036786D6592A9D4F1723.png" xlink:type="simple" xlink:show="embed" xlink:actuate="onLoad" loext:mime-type="image/png">
            <text:p/>
          </draw:image>
        </draw:frame>
        <draw:frame draw:style-name="gr2" draw:text-style-name="P2" draw:layer="layout" svg:width="4.761cm" svg:height="4.313cm" svg:x="17.337cm" svg:y="10.165cm">
          <draw:image xlink:href="Pictures/10000201000004B00000043F51380998DB7C998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1-09-13T04:32:04.622739620</dc:date>
    <meta:editing-duration>P7DT21H10M14S</meta:editing-duration>
    <meta:editing-cycles>499</meta:editing-cycles>
    <meta:generator>LibreOffice/6.4.7.2$Linux_X86_64 LibreOffice_project/40$Build-2</meta:generator>
    <meta:print-date>2017-10-04T10:42:29.653181544</meta:print-date>
    <meta:document-statistic meta:object-count="29"/>
  </office:meta>
</office:document-meta>
</file>